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ce style:name="Calibri1"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1.27cm" fo:margin-right="0cm" fo:margin-top="0cm" fo:margin-bottom="0.353cm" style:contextual-spacing="false" fo:line-height="115%" fo:text-align="start" style:justify-single-word="false" fo:text-indent="0cm" style:auto-text-indent="false"/>
      <style:text-properties style:use-window-font-color="true" loext:opacity="0%" style:font-name="Calibri" fo:font-size="11pt" fo:font-weight="normal" fo:background-color="transparent" style:font-name-asian="Calibri" style:font-name-complex="Calibri"/>
    </style:style>
    <style:style style:name="P2" style:family="paragraph" style:parent-style-name="Standard">
      <style:paragraph-properties fo:margin-left="1.27cm" fo:margin-right="0cm" fo:margin-top="0cm" fo:margin-bottom="0.353cm" style:contextual-spacing="false" fo:line-height="115%" fo:text-align="start" style:justify-single-word="false" fo:text-indent="0cm" style:auto-text-indent="false"/>
      <style:text-properties style:use-window-font-color="true" loext:opacity="0%" style:font-name="Arial" fo:font-size="48pt" fo:font-weight="normal" fo:background-color="transparent" style:font-name-asian="Calibri" style:font-name-complex="Calibri"/>
    </style:style>
    <style:style style:name="P3" style:family="paragraph" style:parent-style-name="Standard">
      <style:paragraph-properties fo:margin-left="1.27cm" fo:margin-right="0cm" fo:margin-top="0cm" fo:margin-bottom="0.353cm" style:contextual-spacing="false" fo:line-height="115%" fo:text-align="start" style:justify-single-word="false" fo:text-indent="0cm" style:auto-text-indent="false"/>
      <style:text-properties style:use-window-font-color="true" loext:opacity="0%" style:font-name="Arial" fo:font-size="16pt" fo:font-weight="normal" fo:background-color="transparent" style:font-name-asian="Calibri" style:font-name-complex="Calibri"/>
    </style:style>
    <style:style style:name="P4" style:family="paragraph" style:parent-style-name="Standard">
      <style:paragraph-properties fo:margin-left="1.27cm" fo:margin-right="0cm" fo:margin-top="0cm" fo:margin-bottom="0.353cm" style:contextual-spacing="false" fo:line-height="115%" fo:text-align="start" style:justify-single-word="false" fo:text-indent="0cm" style:auto-text-indent="false"/>
      <style:text-properties style:use-window-font-color="true" loext:opacity="0%" style:font-name="Arial" fo:font-size="14pt" fo:font-weight="normal" fo:background-color="transparent" style:font-name-asian="Calibri" style:font-name-complex="Calibri"/>
    </style:style>
    <style:style style:name="T1" style:family="text">
      <style:text-properties style:use-window-font-color="true" loext:opacity="0%" style:font-name="Calibri" fo:font-size="48pt" style:text-underline-style="solid" style:text-underline-width="auto" style:text-underline-color="font-color" fo:font-weight="normal" style:text-underline-mode="continuous" style:text-overline-mode="continuous" style:text-line-through-mode="continuous" fo:background-color="transparent" loext:char-shading-value="0" style:font-name-asian="Calibri" style:font-name-complex="Calibri"/>
    </style:style>
    <style:style style:name="T2" style:family="text">
      <style:text-properties officeooo:rsid="0001fc3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HISTORIA DE LA PROGRAMACIÓN</text:p>
      <text:p text:style-name="P3"/>
      <text:p text:style-name="P4">La programación <text:s/>empez<text:span text:style-name="T2">ó</text:span> en la d<text:span text:style-name="T2">é</text:span>cada de los 40 <text:s/>se creo el primer sistema de codificaci<text:span text:style-name="T2">ó</text:span>n Eniac que es el que dio lugar a un conjunto de instrucciones <text:span text:style-name="T2">m</text:span>nemot<text:span text:style-name="T2">é</text:span>cnicas.</text:p>
      <text:p text:style-name="P4">Los sistemas empezaron a coger tracción como los <text:span text:style-name="T2">m</text:span>nemot<text:span text:style-name="T2">é</text:span>cnicos eran muy cortos y se necesitaban muchos se crearon otro tipo de lenguajes, estos lenguajes son Fortran, <text:span text:style-name="T2">L</text:span>isp y <text:span text:style-name="T2">C</text:span>obolt.</text:p>
      <text:p text:style-name="P4">El lenguaje <text:span text:style-name="T2">Co</text:span>bol fue el mas importante de la <text:span text:style-name="T2">é</text:span>poca porque simplifico mucho la forma de hacer informática.</text:p>
      <text:p text:style-name="P4">El BCPL es el lenguaje precursor del lenguaje de programaci<text:span text:style-name="T2">ó</text:span>n C</text:p>
      <text:p text:style-name="P4">es muy importante porque casi la totalidad de sistemas est<text:span text:style-name="T2">á</text:span>n escritos en C.</text:p>
      <text:p text:style-name="P4">En la d<text:span text:style-name="T2">é</text:span>cada de los 70 apareci<text:span text:style-name="T2">ó</text:span> otro lenguaje Pascal, era un lenguaje muy sencillo pero cayo en declive r<text:span text:style-name="T2">á</text:span>pidamente porque C era mas potente pero mas complejo. Hoy en d<text:span text:style-name="T2">í</text:span>a las implementaciones más conocidas de Pascal son OpenPascal o cualquier derivación de lo que se conoce como Delphi.</text:p>
      <text:p text:style-name="P4">Los lenguajes de programación Cobol, C y Pascal son de prop<text:span text:style-name="T2">ó</text:span>sito general. Se concibieron para programar cualquier tipo de programa en ellos. Como estos lenguajes son muy generales poco a poco en la d<text:span text:style-name="T2">é</text:span>cada de los 80 empezaron a salir lenguajes de nicho.</text:p>
      <text:p text:style-name="P4">Un lenguaje de nicho es el que esta especializado en una o unas pocas tareas, pero no se pueden utilizar para todo.</text:p>
      <text:p text:style-name="P4"><text:s/>Uno de los lenguajes de nicho que apareci<text:span text:style-name="T2">ó</text:span> es el lenguaje de programaci<text:span text:style-name="T2">ó</text:span>n ADA que se utiliza en defensa y sistemas aeroespaciales naci<text:span text:style-name="T2">ó</text:span> en el 83.</text:p>
      <text:p text:style-name="P4"><text:soft-page-break/>Uno de los grand<text:span text:style-name="T2">í</text:span>simos lenguajes de esta <text:span text:style-name="T2">é</text:span>poca fue el lenguaje de programación PERL que se ha utilizado hasta principios de los 2000 porque simplificaba mucho trabajar con ficheros de texto su autor Larry Wall lo hizo en un principio para si mismo para poder generar informes entorno a documentos de texto. </text:p>
      <text:p text:style-name="P4">El lenguaje de programación TFL es otro de los lenguajes de la <text:span text:style-name="T2">é</text:span>poca.</text:p>
      <text:p text:style-name="P4">En la d<text:span text:style-name="T2">é</text:span>cada de los 90, la <text:span text:style-name="T2">é</text:span>poca de Internet empezamos a tener lenguajes que combinaban tanto el prop<text:span text:style-name="T2">ó</text:span>sito general como el nicho esto quiere decir que hab<text:span text:style-name="T2">í</text:span>a lenguajes que pese a ser concebidos como lenguajes de nicho serv<text:span text:style-name="T2">í</text:span>an para hacer muchas mas cosas. Uno de estos lenguajes es JAVA que se diseño inicialmente para sistemas embebidos. Un sistema embebido es un sistema muy pequeño generalmente que se ejecuta en procesadores con muy pocos recursos con muy poca memoria con tareas especificas como una lavadora por ejemplo.</text:p>
      <text:p text:style-name="P4">De java derivo una pequeña versi<text:span text:style-name="T2">ó</text:span>n denominada javascript</text:p>
      <text:p text:style-name="P4">Javascript se utiliza principalmente para navegadores</text:p>
      <text:p text:style-name="P4">Java se utiliza para otro tipo de aplicaciones</text:p>
      <text:p text:style-name="P4">Python tambi<text:span text:style-name="T2">é</text:span>n <text:span text:style-name="T2">surge</text:span> en la <text:span text:style-name="T2">é</text:span>poca de los 90, otro de los lenguajes que salieron son Php, Ruby y LUA que se utiliza principalmente en desarrollo de videojuegos</text:p>
      <text:p text:style-name="P4">En la época del 2000 al 2022 sale ActionScript se utilizo principalmente para hacer animaciones 2D, lo conoc<text:span text:style-name="T2">í</text:span>amos mas como Flash fue el precursor de los lenguajes orientados a web y dio pie a que <text:span text:style-name="T2">HTML</text:span> y <text:span text:style-name="T2">J</text:span>avascript se cohesionaran más.</text:p>
      <text:p text:style-name="P4"/>
      <text:p text:style-name="P4">Otros lenguajes C# o .Net muy utilizado en entornos <text:span text:style-name="T2">W</text:span>indows, <text:s/>lenguaje de programación Go es uno de los mas utilizados del mundo en backend. Un backend es lo que no se ve de una aplicación. Swift utilizado para hacer aplicaciones móviles y dos derivados de java que son Scala y Celojour.</text:p>
      <text:p text:style-name="P4"/>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Calibri" svg:font-family="Calibri"/>
    <style:font-face style:name="Calibri1" svg:font-family="Calibri" style:font-family-generic="swiss"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text-align="start" style:text-autospace="ideograph-alpha" style:line-break="strict" style:writing-mode="lr-tb" style:font-independent-line-spacing="false">
        <style:tab-stops/>
      </style:paragraph-properties>
      <style:text-properties style:use-window-font-color="true" loext:opacity="0%" style:font-name="Calibri1" fo:font-size="11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fo:text-align="start" style:justify-single-word="false" style:text-autospace="ideograph-alpha" style:punctuation-wrap="hanging" style:line-break="strict" style:writing-mode="page"/>
      <style:text-properties fo:color="#000000" style:font-name="Calibri1" fo:font-size="11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7-15T12:07:26.530000000</dc:date>
    <meta:editing-duration>PT9M17S</meta:editing-duration>
    <meta:editing-cycles>2</meta:editing-cycles>
    <meta:generator>LibreOffice/7.3.4.2$Windows_X86_64 LibreOffice_project/728fec16bd5f605073805c3c9e7c4212a0120dc5</meta:generator>
    <meta:document-statistic meta:table-count="0" meta:image-count="0" meta:object-count="0" meta:page-count="2" meta:paragraph-count="19" meta:word-count="538" meta:character-count="3149" meta:non-whitespace-character-count="2625"/>
  </office:meta>
</office:document-meta>
</file>